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DefaultParagraphFont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DefaultParagraphFont" style:family="text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font-weight="bold" style:font-weight-asian="bold" style:font-weight-complex="bold" fo:color="#D1D1D1"/>
    </style:style>
    <style:style style:name="TableRow45" style:family="table-row">
      <style:table-row-properties style:min-row-height="1.3944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48" style:parent-style-name="DefaultParagraphFont" style:family="text">
      <style:text-properties fo:color="#000000" style:rfc-language-tag-asian="es-ES_tradnl" style:language-asian="es"/>
    </style:style>
    <style:style style:name="TableColumn50" style:family="table-column">
      <style:table-column-properties style:column-width="2.4576in" style:use-optimal-column-width="false"/>
    </style:style>
    <style:style style:name="TableColumn51" style:family="table-column">
      <style:table-column-properties style:column-width="3.8388in" style:use-optimal-column-width="false"/>
    </style:style>
    <style:style style:name="Table49" style:family="table">
      <style:table-properties style:width="6.2965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text-properties fo:color="#000000" style:rfc-language-tag-asian="es-ES_tradnl" style:language-asian="e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fo:color="#000000" style:rfc-language-tag-asian="es-ES_tradnl" style:language-asian="es"/>
    </style:style>
    <style:style style:name="TableRow70" style:family="table-row">
      <style:table-row-properties style:min-row-height="1.1972in" style:use-optimal-row-height="false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4" style:family="table-row">
      <style:table-row-properties style:min-row-height="0.2736in" style:use-optimal-row-height="false"/>
    </style:style>
    <style:style style:name="TableCell75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" style:parent-style-name="Normal" style:family="paragraph">
      <style:text-properties fo:color="#000000" style:rfc-language-tag-asian="es-ES_tradnl" style:language-asian="es"/>
    </style:style>
    <style:style style:name="TableColumn80" style:family="table-column">
      <style:table-column-properties style:column-width="1.6354in" style:use-optimal-column-width="false"/>
    </style:style>
    <style:style style:name="TableColumn81" style:family="table-column">
      <style:table-column-properties style:column-width="1.1173in" style:use-optimal-column-width="false"/>
    </style:style>
    <style:style style:name="TableColumn82" style:family="table-column">
      <style:table-column-properties style:column-width="1.0833in" style:use-optimal-column-width="false"/>
    </style:style>
    <style:style style:name="TableColumn83" style:family="table-column">
      <style:table-column-properties style:column-width="1.0826in" style:use-optimal-column-width="false"/>
    </style:style>
    <style:style style:name="TableColumn84" style:family="table-column">
      <style:table-column-properties style:column-width="1.3777in" style:use-optimal-column-width="false"/>
    </style:style>
    <style:style style:name="Table79" style:family="table">
      <style:table-properties style:width="6.2965in" fo:margin-left="0in" table:align="left"/>
    </style:style>
    <style:style style:name="TableRow85" style:family="table-row">
      <style:table-row-properties style:min-row-height="0.3479in" style:use-optimal-row-height="false"/>
    </style:style>
    <style:style style:name="TableCell86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6" style:family="table-row">
      <style:table-row-properties style:min-row-height="0.3451in" style:use-optimal-row-height="false"/>
    </style:style>
    <style:style style:name="TableCell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07" style:family="table-row">
      <style:table-row-properties style:min-row-height="0.3451in" style:use-optimal-row-height="false"/>
    </style:style>
    <style:style style:name="TableCell10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18" style:family="table-row">
      <style:table-row-properties style:min-row-height="0.3451in" style:use-optimal-row-height="false"/>
    </style:style>
    <style:style style:name="TableCell119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1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3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5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7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9" style:family="table-row">
      <style:table-row-properties style:min-row-height="0.3451in" style:use-optimal-row-height="false"/>
    </style:style>
    <style:style style:name="TableCell130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2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Buscador de actividades</text:span></text:p>
          </table:table-cell>
          <table:table-cell table:style-name="TableCell27">
            <text:p text:style-name="P28"><text:span text:style-name="T29">AnlCmb-0003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Pablo García</text:span></text:p>
          </table:table-cell>
          <table:table-cell table:style-name="TableCell40">
            <text:p text:style-name="Normal"><text:span text:style-name="T41">pablo.garcia.fuentes@rai.usc.es</text:span></text:p>
          </table:table-cell>
          <table:table-cell table:style-name="TableCell42">
            <text:p text:style-name="P43"><text:span text:style-name="T44">14/03/2024</text:span></text:p>
          </table:table-cell>
        </table:table-row>
        <table:table-row table:style-name="TableRow45">
          <table:table-cell table:style-name="TableCell46" table:number-columns-spanned="3">
            <text:p text:style-name="Normal"><text:span text:style-name="T47">Descripción del cambio:</text:span></text:p>
            <text:p text:style-name="Normal"><text:span text:style-name="T48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</table:table-row>
      </table:table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p text:style-name="P54">Análisis del cambio</text:p>
          </table:table-cell>
          <table:covered-table-cell/>
        </table:table-row>
        <table:table-row table:style-name="TableRow55">
          <table:table-cell table:style-name="TableCell56">
            <text:p text:style-name="P57">Autoridad de control:</text:p>
          </table:table-cell>
          <table:table-cell table:style-name="TableCell58">
            <text:p text:style-name="P59">Sergio Lago</text:p>
          </table:table-cell>
        </table:table-row>
        <table:table-row table:style-name="TableRow60">
          <table:table-cell table:style-name="TableCell61">
            <text:p text:style-name="P62">Estimación del coste económico:</text:p>
          </table:table-cell>
          <table:table-cell table:style-name="TableCell63">
            <text:p text:style-name="P64">14.000€</text:p>
          </table:table-cell>
        </table:table-row>
        <table:table-row table:style-name="TableRow65">
          <table:table-cell table:style-name="TableCell66">
            <text:p text:style-name="P67">Estimación del alcance:</text:p>
          </table:table-cell>
          <table:table-cell table:style-name="TableCell68">
            <text:p text:style-name="P69">Interno</text:p>
          </table:table-cell>
        </table:table-row>
        <table:table-row table:style-name="TableRow70">
          <table:table-cell table:style-name="TableCell71" table:number-columns-spanned="2">
            <text:p text:style-name="P72">Comentarios adicionales:</text:p>
            <text:p text:style-name="P73"/>
          </table:table-cell>
          <table:covered-table-cell/>
        </table:table-row>
        <table:table-row table:style-name="TableRow74">
          <table:table-cell table:style-name="TableCell75">
            <text:p text:style-name="P76">Estado:</text:p>
          </table:table-cell>
          <table:table-cell table:style-name="TableCell77">
            <text:p text:style-name="P78">Rechazado</text:p>
          </table:table-cell>
        </table:table-row>
      </table:table>
      <text:p text:style-name="Normal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Participante 1</text:p>
          </table:table-cell>
          <table:table-cell table:style-name="TableCell90">
            <text:p text:style-name="P91">Participante 2</text:p>
          </table:table-cell>
          <table:table-cell table:style-name="TableCell92">
            <text:p text:style-name="P93">Participante 3</text:p>
          </table:table-cell>
          <table:table-cell table:style-name="TableCell94">
            <text:p text:style-name="P95">Participante 4</text:p>
          </table:table-cell>
        </table:table-row>
        <table:table-row table:style-name="TableRow96">
          <table:table-cell table:style-name="TableCell97">
            <text:p text:style-name="P98">1ª Iteración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2ª Iteración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3ª<text:s/>Iteración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 table:number-columns-spanned="3">
            <text:p text:style-name="P131">Estimación del coste temporal</text:p>
          </table:table-cell>
          <table:covered-table-cell/>
          <table:covered-table-cell/>
          <table:table-cell table:style-name="TableCell132" table:number-columns-spanned="2">
            <text:p text:style-name="P133"/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47:00Z</dc:date>
    <meta:template xlink:href="Normal.dotm" xlink:type="simple"/>
    <meta:editing-cycles>2</meta:editing-cycles>
    <meta:editing-duration>PT300S</meta:editing-duration>
    <meta:document-statistic meta:page-count="1" meta:paragraph-count="1" meta:word-count="119" meta:character-count="778" meta:row-count="5" meta:non-whitespace-character-count="660"/>
  </office:meta>
</office:document-meta>
</file>